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" style:family="paragraph" style:parent-style-name="Heading_20_2" style:list-style-name="WWNum3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2">
      <style:paragraph-properties fo:margin-top="0cm" fo:margin-bottom="0cm" fo:text-align="justify" style:justify-single-word="false"/>
    </style:style>
    <style:style style:name="P8" style:family="paragraph" style:parent-style-name="List_20_Paragraph" style:list-style-name="WWNum1">
      <style:paragraph-properties fo:margin-top="0cm" fo:margin-bottom="0cm" fo:text-align="justify" style:justify-single-word="false"/>
    </style:style>
    <style:style style:name="P9" style:family="paragraph" style:parent-style-name="Heading_20_3" style:list-style-name="WWNum3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teurs, contrôleur, bundle</text:p>
      <text:h text:style-name="Heading_20_1" text:outline-level="1">Routes :</text:h>
      <text:list xml:id="list4859928842777541348" text:style-name="WWNum2">
        <text:list-item>
          <text:p text:style-name="P7">/accueil</text:p>
        </text:list-item>
        <text:list-item>
          <text:p text:style-name="P7"><text:tab/>/vidéos</text:p>
        </text:list-item>
        <text:list-item>
          <text:p text:style-name="P7"><text:s/><text:tab/><text:tab/>/top</text:p>
        </text:list-item>
        <text:list-item>
          <text:p text:style-name="P7"><text:s/><text:tab/><text:tab/><text:tab/>/titre-{id-video}</text:p>
        </text:list-item>
        <text:list-item>
          <text:p text:style-name="P7"><text:s/><text:tab/><text:tab/>/Récents</text:p>
        </text:list-item>
        <text:list-item>
          <text:p text:style-name="P7"><text:s/><text:tab/><text:tab/><text:tab/>/titre-{id-video}</text:p>
        </text:list-item>
        <text:list-item>
          <text:p text:style-name="P7"><text:s/><text:tab/><text:tab/>/user/{id-profil}</text:p>
        </text:list-item>
        <text:list-item>
          <text:p text:style-name="P7"><text:s/><text:tab/>/photos</text:p>
        </text:list-item>
        <text:list-item>
          <text:p text:style-name="P7"><text:s/><text:tab/><text:tab/>/album/{id-album}</text:p>
        </text:list-item>
        <text:list-item>
          <text:p text:style-name="P7"><text:tab/>/musiques</text:p>
        </text:list-item>
        <text:list-item>
          <text:p text:style-name="P7"><text:s text:c="29"/>/playliste/{id-playliste}</text:p>
        </text:list-item>
        <text:list-item>
          <text:p text:style-name="P7"><text:s text:c="29"/><text:tab/>/{id-titre} via ajax</text:p>
        </text:list-item>
        <text:list-item>
          <text:p text:style-name="P7"><text:s text:c="29"/>/album/{id-album}</text:p>
        </text:list-item>
        <text:list-item>
          <text:p text:style-name="P7"><text:s/><text:tab/><text:tab/><text:tab/>/{id-titre} via ajax</text:p>
        </text:list-item>
        <text:list-item>
          <text:p text:style-name="P7"><text:s/><text:tab/><text:tab/>/artiste/{id-album}</text:p>
        </text:list-item>
        <text:list-item>
          <text:p text:style-name="P7"><text:tab/><text:tab/>/top</text:p>
        </text:list-item>
        <text:list-item>
          <text:p text:style-name="P7"><text:s text:c="28"/><text:tab/><text:tab/>/playliste</text:p>
        </text:list-item>
        <text:list-item>
          <text:p text:style-name="P7"><text:s/><text:tab/><text:tab/><text:tab/><text:tab/>/{id-titre} via ajax</text:p>
        </text:list-item>
        <text:list-item>
          <text:p text:style-name="P7"><text:s/><text:tab/><text:tab/><text:tab/>/titre</text:p>
        </text:list-item>
        <text:list-item>
          <text:p text:style-name="P7"><text:s text:c="43"/>/album</text:p>
        </text:list-item>
        <text:list-item>
          <text:p text:style-name="P7"><text:s/><text:tab/><text:tab/><text:tab/><text:tab/>/{id-titre} via ajax</text:p>
        </text:list-item>
        <text:list-item>
          <text:p text:style-name="P7"><text:s/><text:tab/><text:tab/><text:tab/>/artiste</text:p>
        </text:list-item>
        <text:list-item>
          <text:p text:style-name="P7"><text:s/><text:tab/><text:tab/><text:tab/><text:tab/>/{id-titre} via ajax</text:p>
        </text:list-item>
        <text:list-item>
          <text:p text:style-name="P7"><text:s/><text:tab/><text:tab/>/user/{id-profil}</text:p>
        </text:list-item>
        <text:list-item>
          <text:p text:style-name="P7"><text:s text:c="14"/>/</text:p>
        </text:list-item>
        <text:list-item>
          <text:p text:style-name="P7"><text:tab/>/événements</text:p>
        </text:list-item>
        <text:list-item>
          <text:p text:style-name="P7"><text:s/><text:tab/><text:tab/>/top</text:p>
        </text:list-item>
        <text:list-item>
          <text:p text:style-name="P7"><text:s/><text:tab/><text:tab/><text:tab/>/{id-titre-ev} </text:p>
        </text:list-item>
        <text:list-item>
          <text:p text:style-name="P7"><text:s/><text:tab/><text:tab/>/Récent</text:p>
        </text:list-item>
        <text:list-item>
          <text:p text:style-name="P7"><text:s/><text:tab/><text:tab/><text:tab/>/{titre-id-ev}</text:p>
        </text:list-item>
        <text:list-item>
          <text:p text:style-name="P7"><text:s/><text:tab/><text:tab/>/profil/{id-profil}</text:p>
        </text:list-item>
        <text:list-item>
          <text:p text:style-name="P7"><text:s/><text:tab/>/pages-officielles</text:p>
        </text:list-item>
        <text:list-item>
          <text:p text:style-name="P7"><text:s/><text:tab/><text:tab/>/lb-crew</text:p>
        </text:list-item>
        <text:list-item>
          <text:p text:style-name="P7"><text:s/><text:tab/><text:tab/>/battle-pro-league</text:p>
        </text:list-item>
        <text:list-item>
          <text:p text:style-name="P7"><text:s/><text:tab/><text:tab/>/da-hip-hop-show</text:p>
        </text:list-item>
        <text:list-item>
          <text:p text:style-name="P7"/>
        </text:list-item>
        <text:list-item>
          <text:p text:style-name="P7"><text:s/><text:tab/>/paramètre</text:p>
        </text:list-item>
        <text:list-item>
          <text:p text:style-name="P7"><text:tab/>/profil</text:p>
        </text:list-item>
        <text:list-item>
          <text:p text:style-name="P7"><text:s/><text:tab/>/connexion</text:p>
        </text:list-item>
        <text:list-item>
          <text:p text:style-name="P7"><text:s/><text:tab/>/Inscription</text:p>
        </text:list-item>
        <text:list-item>
          <text:p text:style-name="P7"><text:s/><text:tab/>/Déconnexion</text:p>
        </text:list-item>
        <text:list-item>
          <text:p text:style-name="P7"><text:s/><text:tab/>/messagerie</text:p>
        </text:list-item>
        <text:list-item>
          <text:p text:style-name="P7"><text:soft-page-break/><text:s/><text:tab/>/Facebook</text:p>
        </text:list-item>
        <text:list-item>
          <text:p text:style-name="P7"><text:s/><text:tab/>/Twitter</text:p>
        </text:list-item>
        <text:list-item>
          <text:p text:style-name="P7"><text:s/><text:tab/>/Google+</text:p>
        </text:list-item>
        <text:list-item>
          <text:p text:style-name="P7"><text:tab/>/{pseudo}</text:p>
        </text:list-item>
        <text:list-item>
          <text:p text:style-name="P7"/>
        </text:list-item>
        <text:list-item>
          <text:p text:style-name="P7">admin</text:p>
        </text:list-item>
      </text:list>
      <text:p text:style-name="P2"/>
      <text:h text:style-name="Heading_20_1" text:outline-level="1">Contenu :</text:h>
      <text:list xml:id="list1823791092767562683" text:style-name="WWNum3">
        <text:list-item>
          <text:h text:style-name="P4" text:outline-level="2">Includes</text:h>
          <text:list>
            <text:list-item>
              <text:h text:style-name="P9" text:outline-level="3">Header </text:h>
            </text:list-item>
          </text:list>
        </text:list-item>
      </text:list>
      <text:list xml:id="list35431728" text:continue-list="list4859928842777541348" text:style-name="WWNum2">
        <text:list-item>
          <text:list>
            <text:list-item>
              <text:list>
                <text:list-item>
                  <text:p text:style-name="P5">Nom du site : lien -&gt; page OK</text:p>
                </text:list-item>
                <text:list-item>
                  <text:p text:style-name="P5">Champ barre de recherche : champ de formulaire OK</text:p>
                </text:list-item>
                <text:list-item>
                  <text:p text:style-name="P5">Lien pour les pages officielles : lien -&gt; page <text:s/>OK</text:p>
                </text:list-item>
                <text:list-item>
                  <text:p text:style-name="P5">Messagerie : lien -&gt; page OK</text:p>
                </text:list-item>
                <text:list-item>
                  <text:p text:style-name="P5">Connexion : lien -&gt; page OK</text:p>
                </text:list-item>
                <text:list-item>
                  <text:p text:style-name="P5">Inscription : lien -&gt; a OK</text:p>
                </text:list-item>
                <text:list-item>
                  <text:p text:style-name="P5">Menu déroulant : pseudo OK</text:p>
                  <text:list>
                    <text:list-item>
                      <text:p text:style-name="P5">Mon profil : lien</text:p>
                    </text:list-item>
                    <text:list-item>
                      <text:p text:style-name="P5">Mes paramètres : lien </text:p>
                    </text:list-item>
                    <text:list-item>
                      <text:p text:style-name="P5">Déconnexion : lien</text:p>
                    </text:list-item>
                  </text:list>
                </text:list-item>
                <text:list-item>
                  <text:p text:style-name="P5">Lecteur de musique avec les options : # OK</text:p>
                </text:list-item>
                <text:list-item>
                  <text:p text:style-name="P5">Barre de navigation : lien OK</text:p>
                </text:list-item>
              </text:list>
            </text:list-item>
          </text:list>
        </text:list-item>
      </text:list>
      <text:list xml:id="list35433918" text:continue-list="list1823791092767562683" text:style-name="WWNum3">
        <text:list-item>
          <text:list>
            <text:list-item>
              <text:h text:style-name="P9" text:outline-level="3">Menu Gauche : menu</text:h>
              <text:list>
                <text:list-item>
                  <text:p text:style-name="P6">Media : ul &gt; titre</text:p>
                  <text:list>
                    <text:list-item>
                      <text:p text:style-name="P6">Vidéos : li &gt; a</text:p>
                    </text:list-item>
                    <text:list-item>
                      <text:p text:style-name="P6">Musique : li &gt; a</text:p>
                    </text:list-item>
                    <text:list-item>
                      <text:p text:style-name="P6">Evenement : li &gt; a</text:p>
                    </text:list-item>
                    <text:list-item>
                      <text:p text:style-name="P6">Photos : li &gt; a </text:p>
                    </text:list-item>
                  </text:list>
                </text:list-item>
              </text:list>
            </text:list-item>
            <text:list-item>
              <text:h text:style-name="P9" text:outline-level="3">Menu droit</text:h>
              <text:list>
                <text:list-item>
                  <text:p text:style-name="P6">Liste selon vidéo</text:p>
                </text:list-item>
              </text:list>
            </text:list-item>
            <text:list-item>
              <text:h text:style-name="P9" text:outline-level="3"><text:soft-page-break/>Footer</text:h>
            </text:list-item>
          </text:list>
        </text:list-item>
        <text:list-item>
          <text:h text:style-name="P4" text:outline-level="2">Pages </text:h>
          <text:list>
            <text:list-item>
              <text:p text:style-name="P6">Page par défaut pour toutes les pages du site</text:p>
              <text:list>
                <text:list-item>
                  <text:p text:style-name="P6">Un titre h2 ou h3</text:p>
                </text:list-item>
              </text:list>
            </text:list-item>
            <text:list-item>
              <text:p text:style-name="P6">Accueil</text:p>
            </text:list-item>
            <text:list-item>
              <text:p text:style-name="P6">Vidéos</text:p>
            </text:list-item>
            <text:list-item>
              <text:p text:style-name="P6">Musique</text:p>
            </text:list-item>
            <text:list-item>
              <text:p text:style-name="P6">Evénement</text:p>
            </text:list-item>
            <text:list-item>
              <text:p text:style-name="P6">Photos</text:p>
            </text:list-item>
            <text:list-item>
              <text:p text:style-name="P6">Album photo</text:p>
            </text:list-item>
            <text:list-item>
              <text:p text:style-name="P6">Profil</text:p>
            </text:list-item>
            <text:list-item>
              <text:p text:style-name="P6">Paramètre</text:p>
            </text:list-item>
            <text:list-item>
              <text:p text:style-name="P6">Messages</text:p>
            </text:list-item>
          </text:list>
        </text:list-item>
        <text:list-item>
          <text:h text:style-name="P4" text:outline-level="2">Formulaires</text:h>
          <text:list>
            <text:list-item>
              <text:p text:style-name="P6">Messages</text:p>
            </text:list-item>
            <text:list-item>
              <text:p text:style-name="P6">Inscription</text:p>
            </text:list-item>
            <text:list-item>
              <text:p text:style-name="P6">Connexion</text:p>
            </text:list-item>
            <text:list-item>
              <text:p text:style-name="P6">Modifier les identifiants de connexion</text:p>
            </text:list-item>
            <text:list-item>
              <text:p text:style-name="P6">Mot de passe oublié<text:bookmark text:name="_GoBack"/></text:p>
            </text:list-item>
            <text:list-item>
              <text:p text:style-name="P6">Ajouter </text:p>
              <text:list>
                <text:list-item>
                  <text:p text:style-name="P6">Vidéo</text:p>
                </text:list-item>
                <text:list-item>
                  <text:p text:style-name="P6">Musique</text:p>
                </text:list-item>
                <text:list-item>
                  <text:p text:style-name="P6">Evénement</text:p>
                </text:list-item>
                <text:list-item>
                  <text:p text:style-name="P6">Photo</text:p>
                </text:list-item>
              </text:list>
            </text:list-item>
            <text:list-item>
              <text:p text:style-name="P6">Modifier </text:p>
              <text:list>
                <text:list-item>
                  <text:p text:style-name="P6">Identifiants de connexion</text:p>
                </text:list-item>
                <text:list-item>
                  <text:p text:style-name="P6">Pseudo </text:p>
                </text:list-item>
                <text:list-item>
                  <text:p text:style-name="P6">Vidéo</text:p>
                </text:list-item>
                <text:list-item>
                  <text:p text:style-name="P6"><text:soft-page-break/>Musique</text:p>
                </text:list-item>
                <text:list-item>
                  <text:p text:style-name="P6">Evénement</text:p>
                </text:list-item>
                <text:list-item>
                  <text:p text:style-name="P6">Photo</text:p>
                </text:list-item>
              </text:list>
            </text:list-item>
          </text:list>
        </text:list-item>
      </text:list>
      <text:h text:style-name="Heading_20_1" text:outline-level="1">Contôleur :</text:h>
      <text:list xml:id="list35431403" text:continue-list="list35431728" text:style-name="WWNum2">
        <text:list-item>
          <text:p text:style-name="P7">UserController</text:p>
        </text:list-item>
        <text:list-item>
          <text:p text:style-name="P7">MediaController(SuperClass)</text:p>
        </text:list-item>
        <text:list-item>
          <text:p text:style-name="P7">VideoController</text:p>
        </text:list-item>
        <text:list-item>
          <text:p text:style-name="P7">MuiqueController</text:p>
        </text:list-item>
        <text:list-item>
          <text:p text:style-name="P7">EvenementController</text:p>
        </text:list-item>
        <text:list-item>
          <text:p text:style-name="P7">MessageController</text:p>
        </text:list-item>
      </text:list>
      <text:p text:style-name="P1"/>
      <text:h text:style-name="Heading_20_1" text:outline-level="1">Bundle : </text:h>
      <text:list xml:id="list6042128496703118879" text:style-name="WWNum1">
        <text:list-item>
          <text:p text:style-name="P8">LbcrewUserBundle</text:p>
        </text:list-item>
        <text:list-item>
          <text:p text:style-name="P8">FOSUserBundle</text:p>
        </text:list-item>
        <text:list-item>
          <text:p text:style-name="P8">LbcrewMediaBundle</text:p>
        </text:list-item>
        <text:list-item>
          <text:p text:style-name="P8">LbcrewMessageBundle</text:p>
        </text:list-item>
        <text:list-item>
          <text:p text:style-name="P8">LbcrewCommenati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365f91" style:font-name="Cambria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fo:keep-together="always" fo:keep-with-next="always"/>
      <style:text-properties fo:color="#243f60" style:font-name="Cambria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Titre_20_3_20_Car" style:display-name="Titre 3 Car" style:family="text" style:parent-style-name="Default_20_Paragraph_20_Font">
      <style:text-properties fo:color="#243f60" style:font-name="Cambria" fo:font-size="12pt" style:font-size-asian="12pt" style:font-size-complex="12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ble</meta:initial-creator>
    <meta:editing-cycles>103</meta:editing-cycles>
    <meta:creation-date>2013-01-01T20:10:00</meta:creation-date>
    <dc:date>2013-05-07T15:29:56.96</dc:date>
    <meta:editing-duration>PT7M27S</meta:editing-duration>
    <meta:generator>OpenOffice.org/3.4.1$Win32 OpenOffice.org_project/341m1$Build-9593</meta:generator>
    <meta:document-statistic meta:table-count="0" meta:image-count="0" meta:object-count="0" meta:page-count="4" meta:paragraph-count="115" meta:word-count="353" meta:character-count="2139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